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9c25"/>
    </style:style>
    <style:style style:name="T1" style:family="text">
      <style:text-properties style:text-underline-style="solid" style:text-underline-width="auto" style:text-underline-color="font-color" officeooo:rsid="000e9c25"/>
    </style:style>
    <style:style style:name="T2" style:family="text">
      <style:text-properties officeooo:rsid="000e9c25"/>
    </style:style>
    <style:style style:name="T3" style:family="text">
      <style:text-properties officeooo:rsid="000ce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datos.gov.co/Seguridad-y-Defensa/HURTO-A-VEH-CULOS/csb4-y6v2/about_data" text:style-name="Internet_20_link" text:visited-style-name="Visited_20_Internet_20_Link">https://www.datos.gov.co/Seguridad-y-Defensa/HURTO-A-VEH-CULOS/csb4-y6v2/about_data</text:a><text:line-break/><text:line-break/><text:span text:style-name="T1">Fecha</text:span><text:span text:style-name="T2"> de corte</text:span><text:span text:style-name="T3">, 23 de abril del 2025<text:line-break/></text:span></text:p>
      <text:p text:style-name="P1">Este proyecto nació a partir de la necesidad de comprender mejor la dinámica del hurto de vehículos en Colombia, un problema que afecta tanto la seguridad ciudadana como la movilidad y la economía personal de miles de person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20:45:18.410479900</meta:creation-date>
    <dc:date>2025-05-08T21:53:23.359503000</dc:date>
    <meta:editing-duration>PT5M11S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" meta:word-count="47" meta:character-count="350" meta:non-whitespace-character-count="302"/>
  </office:meta>
</office:document-meta>
</file>